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8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0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8" table:number-columns-repeated="2"/>
          <table:table-cell table:style-name="ce48" office:value-type="string">
            <text:p>GPS</text:p>
          </table:table-cell>
          <table:table-cell table:style-name="ce50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4-30_21-35-27_000.jpg</text:p>
          </table:table-cell>
          <table:table-cell table:style-name="ce27" office:value-type="string">
            <text:p><text:s/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4-30_23-00-16_000.mp4</text:p>
          </table:table-cell>
          <table:table-cell table:style-name="ce27" office:value-type="string">
            <text:p>:VIDEO / @自室 / 記録 / jap.flute / 演奏、play / R=1 / record,for=~,other=~,memo~ / N=write-out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VIDEO / @自室 / 記録 / jap.flute / 演奏、play / R=1 / record,for=~,other=~,memo~ / N=write-out">
            <text:p>:VIDEO / @自室 / 記録 / jap.flute / 演奏、play / R=1 / record,for=~,other=~,memo~ / N=write-out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5-01_01-14-31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5-01_08-48-22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5-01_08-52-02_000.jpg</text:p>
          </table:table-cell>
          <table:table-cell table:style-name="ce36" office:value-type="string">
            <text:p>:tome / (lang=ja) / topic=明徳：倫理 / content=汝の明徳を明らかにせよ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tome / (lang=ja) / topic=明徳：倫理 / content=汝の明徳を明らかにせよ">
            <text:p>:tome / (lang=ja) / topic=明徳：倫理 / content=汝の明徳を明らかにせよ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5-01_12-07-48_000.jpg</text:p>
          </table:table-cell>
          <table:table-cell table:style-name="ce27" office:value-type="string">
            <text:p><text:s/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 :m 食べた物 ">
            <text:p><text:s/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5-01_17-36-53_000.jpg</text:p>
          </table:table-cell>
          <table:table-cell table:style-name="ce36" office:value-type="string">
            <text:p>:m RES 1*1 / free# JVEMV6 68#_245:2 / 68. theoretical-physics(tp) / topics=ラグランジアン,w=,doc=r-7-A1~2.2.1#1-2,s=~,i=~,other=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RES 1*1 / free# JVEMV6 68#_245:2 / 68. theoretical-physics(tp) / topics=ラグランジアン,w=,doc=r-7-A1~2.2.1#1-2,s=~,i=~,other=">
            <text:p>:m RES 1*1 / free# JVEMV6 68#_245:2 / 68. theoretical-physics(tp) / topics=ラグランジアン,w=,doc=r-7-A1~2.2.1#1-2,s=~,i=~,other=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5-01_18-44-02_000.mp4</text:p>
          </table:table-cell>
          <table:table-cell table:style-name="ce27" office:value-type="string">
            <text:p>:VIDEO / @自室 / 記録 / jap.flute / 演奏、play / R=1 / record,for=~,other=song-id:23:page-2:①,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VIDEO / @自室 / 記録 / jap.flute / 演奏、play / R=1 / record,for=~,other=song-id:23:page-2:①,memo+">
            <text:p>:VIDEO / @自室 / 記録 / jap.flute / 演奏、play / R=1 / record,for=~,other=song-id:23:page-2:①,memo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5-01_19-05-56_000.jpg</text:p>
          </table:table-cell>
          <table:table-cell table:style-name="ce36" office:value-type="string">
            <text:p>:m :篠笛,shinobue #*# / memo:song / song-id=23 / picture=~,content=~,notes=~,for=~,page=1-2,key=~,other=~ / N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:篠笛,shinobue #*# / memo:song / song-id=23 / picture=~,content=~,notes=~,for=~,page=1-2,key=~,other=~ / N~">
            <text:p>:m :篠笛,shinobue #*# / memo:song / song-id=23 / picture=~,content=~,notes=~,for=~,page=1-2,key=~,other=~ / N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5-01_21-28-43_000.jpg</text:p>
          </table:table-cell>
          <table:table-cell table:style-name="ce27" office:value-type="string">
            <text:p><text:s/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 :m 食べた物 ">
            <text:p><text:s/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5-02_00-36-16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5-02_02-59-51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:PHOTO 起きた時刻（夜中） / 2022">
            <text:p>:m :PHOTO 起きた時刻（夜中）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9" office:value-type="string">
            <text:p>2022-05-02_07-32-13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9" office:value-type="string">
            <text:p>2022-05-02_07-34-12_000.jpg</text:p>
          </table:table-cell>
          <table:table-cell table:style-name="ce36" office:value-type="string">
            <text:p>:tome / (lang=ja) / topic=~ / content=ポンプ屋さんの人に、何を伝えたら、その人は、別の毎日を始められるのか？自分自身に、「明明徳」を、やってみる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tome / (lang=ja) / topic=~ / content=ポンプ屋さんの人に、何を伝えたら、その人は、別の毎日を始められるのか？自分自身に、「明明徳」を、やってみる">
            <text:p>:tome / (lang=ja) / topic=~ / content=ポンプ屋さんの人に、何を伝えたら、その人は、別の毎日を始められるのか？自分自身に、「明明徳」を、やってみる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string">
            <text:p>2022-05-02_09-16-53_000.jpg</text:p>
          </table:table-cell>
          <table:table-cell table:style-name="ce36" office:value-type="string">
            <text:p>:m 1-4*4 RES / JVEMV6 64#162_daikei / 『意釈黄帝内経素問』 著者=小曽戸丈夫、浜田善利,校注=~ / p.~ / w=~,topic=~,publisher=築地書館,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1-4*4 RES / JVEMV6 64#162_daikei / 『意釈黄帝内経素問』 著者=小曽戸丈夫、浜田善利,校注=~ / p.~ / w=~,topic=~,publisher=築地書館,other=~">
            <text:p>:m 1-4*4 RES / JVEMV6 64#162_daikei / 『意釈黄帝内経素問』 著者=小曽戸丈夫、浜田善利,校注=~ / p.~ / w=~,topic=~,publisher=築地書館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string">
            <text:p>2022-05-02_11-42-28_000.jpg</text:p>
          </table:table-cell>
          <table:table-cell table:style-name="ce36" office:value-type="string">
            <text:p>:m RES 1*4 / free# JVEMV6 68#_246:1 / 68. theoretical-physics(tp) / topics=ラグランジアン,w=,doc=r-7-A1~2.2.1#1-3,s=~,i=~,other=memo+:(df/dt);memo+:-1.2;calc+:-1.1;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RES 1*4 / free# JVEMV6 68#_246:1 / 68. theoretical-physics(tp) / topics=ラグランジアン,w=,doc=r-7-A1~2.2.1#1-3,s=~,i=~,other=memo+:(df/dt);memo+:-1.2;calc+:-1.1;">
            <text:p>:m RES 1*4 / free# JVEMV6 68#_246:1 / 68. theoretical-physics(tp) / topics=ラグランジアン,w=,doc=r-7-A1~2.2.1#1-3,s=~,i=~,other=memo+:(df/dt);memo+:-1.2;calc+:-1.1;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9" office:value-type="string">
            <text:p>2022-05-02_11-42-55_000.jpg</text:p>
          </table:table-cell>
          <table:table-cell table:style-name="ce36" office:value-type="string">
            <text:p>:m RES 2*4 / free# JVEMV6 68#_246:1 / 68. theoretical-physics(tp) / topics=ラグランジアン,w=,doc=r-7-A1~2.2.1#1-3,s=~,i=~,other=calc+;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RES 2*4 / free# JVEMV6 68#_246:1 / 68. theoretical-physics(tp) / topics=ラグランジアン,w=,doc=r-7-A1~2.2.1#1-3,s=~,i=~,other=calc+;">
            <text:p>:m RES 2*4 / free# JVEMV6 68#_246:1 / 68. theoretical-physics(tp) / topics=ラグランジアン,w=,doc=r-7-A1~2.2.1#1-3,s=~,i=~,other=calc+;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9" office:value-type="string">
            <text:p>2022-05-02_11-43-14_000.jpg</text:p>
          </table:table-cell>
          <table:table-cell table:style-name="ce36" office:value-type="string">
            <text:p>:m RES 3*4 / free# JVEMV6 68#_246:1 / 68. theoretical-physics(tp) / topics=ラグランジアン,w=,doc=r-7-A1~2.2.1#1-3,s=~,i=~,other=calc+;symb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RES 3*4 / free# JVEMV6 68#_246:1 / 68. theoretical-physics(tp) / topics=ラグランジアン,w=,doc=r-7-A1~2.2.1#1-3,s=~,i=~,other=calc+;symbo+">
            <text:p>:m RES 3*4 / free# JVEMV6 68#_246:1 / 68. theoretical-physics(tp) / topics=ラグランジアン,w=,doc=r-7-A1~2.2.1#1-3,s=~,i=~,other=calc+;symbo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9" office:value-type="string">
            <text:p>2022-05-02_11-43-26_000.jpg</text:p>
          </table:table-cell>
          <table:table-cell table:style-name="ce36" office:value-type="string">
            <text:p>:m RES 4*4 / free# JVEMV6 68#_246:1 / 68. theoretical-physics(tp) / topics=ラグランジアン,w=,doc=r-7-A1~2.2.1#1-3,s=~,i=~,other=memo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RES 4*4 / free# JVEMV6 68#_246:1 / 68. theoretical-physics(tp) / topics=ラグランジアン,w=,doc=r-7-A1~2.2.1#1-3,s=~,i=~,other=memo+">
            <text:p>:m RES 4*4 / free# JVEMV6 68#_246:1 / 68. theoretical-physics(tp) / topics=ラグランジアン,w=,doc=r-7-A1~2.2.1#1-3,s=~,i=~,other=memo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9" office:value-type="string">
            <text:p>2022-05-02_12-36-53_000.jpg</text:p>
          </table:table-cell>
          <table:table-cell table:style-name="ce27" office:value-type="string">
            <text:p><text:s/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 :m 食べた物 ">
            <text:p><text:s/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string">
            <text:p>2022-05-02_16-57-45_000.jpg</text:p>
          </table:table-cell>
          <table:table-cell table:style-name="ce36" office:value-type="string">
            <text:p>:m RES 1*1 / free# JVEMV6 68#_246:2 / 68. theoretical-physics(tp) / topics=ラグランジアン；運動方程式；平均値の定理；ロルの定理；最大値の定理；有界；,w=,doc=r-7-A1~2.2.2#1;r-7-A1~2.2.3#1;r-7-A1~2.2.4#1;r-7-A1~2.4.1#1;r-7-A1~2.4.2#1,s=~,i=~,other=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RES 1*1 / free# JVEMV6 68#_246:2 / 68. theoretical-physics(tp) / topics=ラグランジアン；運動方程式；平均値の定理；ロルの定理；最大値の定理；有界；,w=,doc=r-7-A1~2.2.2#1;r-7-A1~2.2.3#1;r-7-A1~2.2.4#1;r-7-A1~2.4.1#1;r-7-A1~2.4.2#1,s=~,i=~,other=">
            <text:p>:m RES 1*1 / free# JVEMV6 68#_246:2 / 68. theoretical-physics(tp) / topics=ラグランジアン；運動方程式；平均値の定理；ロルの定理；最大値の定理；有界；,w=,doc=r-7-A1~2.2.2#1;r-7-A1~2.2.3#1;r-7-A1~2.2.4#1;r-7-A1~2.4.1#1;r-7-A1~2.4.2#1,s=~,i=~,other=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string">
            <text:p>2022-05-02_19-06-43_000.mp4</text:p>
          </table:table-cell>
          <table:table-cell table:style-name="ce36" office:value-type="string">
            <text:p>:VIDEO / @自室 / 記録 / jap.flute-bamboo / 演奏、play / R=1 / genr=todays-melody,Re+,other=~,file-id=~,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VIDEO / @自室 / 記録 / jap.flute-bamboo / 演奏、play / R=1 / genr=todays-melody,Re+,other=~,file-id=~,memo+">
            <text:p>:VIDEO / @自室 / 記録 / jap.flute-bamboo / 演奏、play / R=1 / genr=todays-melody,Re+,other=~,file-id=~,memo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string">
            <text:p>2022-05-02_19-17-04_000.jpg</text:p>
          </table:table-cell>
          <table:table-cell table:style-name="ce36" office:value-type="string">
            <text:p>:m :尺八,shakuhachi,bamboo #*# / memo:practice / practice-id=p-1 / picture=~,content=~,page=1:①,key=~,notes=~,for=サゲ,other=~ / N~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m :尺八,shakuhachi,bamboo #*# / memo:practice / practice-id=p-1 / picture=~,content=~,page=1:①,key=~,notes=~,for=サゲ,other=~ / N~ ">
            <text:p>:m :尺八,shakuhachi,bamboo #*# / memo:practice / practice-id=p-1 / picture=~,content=~,page=1:①,key=~,notes=~,for=サゲ,other=~ / N~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9" office:value-type="string">
            <text:p>2022-05-02_19-17-17_000.jpg</text:p>
          </table:table-cell>
          <table:table-cell table:style-name="ce36" office:value-type="string">
            <text:p>:m :尺八,shakuhachi,bamboo #*# / memo:practice / practice-id=p-1 / picture=~,content=~,page=1:①,key=~,notes=~,for=サゲ,other=~ / N~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m :尺八,shakuhachi,bamboo #*# / memo:practice / practice-id=p-1 / picture=~,content=~,page=1:①,key=~,notes=~,for=サゲ,other=~ / N~ ">
            <text:p>:m :尺八,shakuhachi,bamboo #*# / memo:practice / practice-id=p-1 / picture=~,content=~,page=1:①,key=~,notes=~,for=サゲ,other=~ / N~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string">
            <text:p>2022-05-02_19-17-32_000.jpg</text:p>
          </table:table-cell>
          <table:table-cell table:style-name="ce36" office:value-type="string">
            <text:p>:m :篠笛,shinobue #*# / memo:practice / practice-id=1 / picture=~,content=~,page=1,for=,other=~ / N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m :篠笛,shinobue #*# / memo:practice / practice-id=1 / picture=~,content=~,page=1,for=,other=~ / N~">
            <text:p>:m :篠笛,shinobue #*# / memo:practice / practice-id=1 / picture=~,content=~,page=1,for=,other=~ / N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string">
            <text:p>2022-05-02_19-17-40_000.jpg</text:p>
          </table:table-cell>
          <table:table-cell table:style-name="ce36" office:value-type="string">
            <text:p>:m :篠笛,shinobue #*# / memo:song / song-id=i-25 / picture=~,content=~,notes=~,for=melody;intro,page=1:①,key=h-2(C),other=~ / N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m :篠笛,shinobue #*# / memo:song / song-id=i-25 / picture=~,content=~,notes=~,for=melody;intro,page=1:①,key=h-2(C),other=~ / N~">
            <text:p>:m :篠笛,shinobue #*# / memo:song / song-id=i-25 / picture=~,content=~,notes=~,for=melody;intro,page=1:①,key=h-2(C),other=~ / N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string">
            <text:p>2022-05-02_21-10-08_000.jpg</text:p>
          </table:table-cell>
          <table:table-cell table:style-name="ce27" office:value-type="string">
            <text:p><text:s/>:m 食べた物 </text:p>
          </table:table-cell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 :m 食べた物 ">
            <text:p><text:s/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string">
            <text:p>2022-05-03_00-13-36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string">
            <text:p>2022-05-03_03-52-37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m :PHOTO 起きた時刻（夜中） / 2022">
            <text:p>:m :PHOTO 起きた時刻（夜中）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string">
            <text:p>2022-05-03_07-38-55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m :PHOTO 起きた時刻 / 2022">
            <text:p>:m :PHOTO 起き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string">
            <text:p>2022-05-03_11-54-07_000.jpg</text:p>
          </table:table-cell>
          <table:table-cell table:style-name="ce36" office:value-type="string">
            <text:p>:m RES 1-2*5 / free# JVEMV6 68#_247:1 / 68. theoretical-physics(tp) / topics=有界；,w=,doc=r-7-A1~2.4.3#1,s=~,i=~,other=memo+;q+:(|α|+ε&gt;|a_n-α|)か？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m RES 1-2*5 / free# JVEMV6 68#_247:1 / 68. theoretical-physics(tp) / topics=有界；,w=,doc=r-7-A1~2.4.3#1,s=~,i=~,other=memo+;q+:(|α|+ε&gt;|a_n-α|)か？">
            <text:p>:m RES 1-2*5 / free# JVEMV6 68#_247:1 / 68. theoretical-physics(tp) / topics=有界；,w=,doc=r-7-A1~2.4.3#1,s=~,i=~,other=memo+;q+:(|α|+ε&gt;|a_n-α|)か？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9" office:value-type="string">
            <text:p>2022-05-03_11-54-27_000.jpg</text:p>
          </table:table-cell>
          <table:table-cell table:style-name="ce36" office:value-type="string">
            <text:p>:m RES 3-4*5 / free# JVEMV6 68#_247:1 / 68. theoretical-physics(tp) / topics=有界；上に単調、収束,w=,doc=r-7-A1~2.4.3#1;r-7-A1~2.4.4#1,s=~,i=~,other=calc+</text:p>
          </table:table-cell>
          <table:table-cell table:style-name="ce20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m RES 3-4*5 / free# JVEMV6 68#_247:1 / 68. theoretical-physics(tp) / topics=有界；上に単調、収束,w=,doc=r-7-A1~2.4.3#1;r-7-A1~2.4.4#1,s=~,i=~,other=calc+">
            <text:p>:m RES 3-4*5 / free# JVEMV6 68#_247:1 / 68. theoretical-physics(tp) / topics=有界；上に単調、収束,w=,doc=r-7-A1~2.4.3#1;r-7-A1~2.4.4#1,s=~,i=~,other=cal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9" office:value-type="string">
            <text:p>2022-05-03_11-54-51_000.jpg</text:p>
          </table:table-cell>
          <table:table-cell table:style-name="ce36" office:value-type="string">
            <text:p>:m RES 5*5 / free# JVEMV6 68#_247:1 / 68. theoretical-physics(tp) / topics=はさみうち,w=,doc=r-7-A1~2.4.6#1,s=~,i=~,other=orig+;orig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m RES 5*5 / free# JVEMV6 68#_247:1 / 68. theoretical-physics(tp) / topics=はさみうち,w=,doc=r-7-A1~2.4.6#1,s=~,i=~,other=orig+;orig+">
            <text:p>:m RES 5*5 / free# JVEMV6 68#_247:1 / 68. theoretical-physics(tp) / topics=はさみうち,w=,doc=r-7-A1~2.4.6#1,s=~,i=~,other=orig+;orig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9" office:value-type="string">
            <text:p>2022-05-03_12-30-56_000.jpg</text:p>
          </table:table-cell>
          <table:table-cell table:style-name="ce27" office:value-type="string">
            <text:p><text:s/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 :m 食べた物 ">
            <text:p><text:s/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5">
            <text:p>35</text:p>
          </table:table-cell>
          <table:table-cell table:style-name="ce9" office:value-type="string">
            <text:p>2022-05-03_16-39-07_000.jpg</text:p>
          </table:table-cell>
          <table:table-cell table:style-name="ce36" office:value-type="string">
            <text:p>:m RES 1*5 / free# JVEMV6 68#_247:2 / 68. theoretical-physics(tp) / topics=最大値；ロルの定理,w=,doc=r-7-A1~2.4.1#1.2;r-7-A1~2.2.4#1,s=~,i=~,other=orig+</text:p>
          </table:table-cell>
          <table:table-cell table:style-name="ce20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m RES 1*5 / free# JVEMV6 68#_247:2 / 68. theoretical-physics(tp) / topics=最大値；ロルの定理,w=,doc=r-7-A1~2.4.1#1.2;r-7-A1~2.2.4#1,s=~,i=~,other=orig+">
            <text:p>:m RES 1*5 / free# JVEMV6 68#_247:2 / 68. theoretical-physics(tp) / topics=最大値；ロルの定理,w=,doc=r-7-A1~2.4.1#1.2;r-7-A1~2.2.4#1,s=~,i=~,other=orig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9" office:value-type="string">
            <text:p>2022-05-03_16-39-42_000.jpg</text:p>
          </table:table-cell>
          <table:table-cell table:style-name="ce36" office:value-type="string">
            <text:p>:m RES 2*5 / free# JVEMV6 68#_247:2 / 68. theoretical-physics(tp) / topics=ロルの定理,w=,doc=r-7-A1~2.2.4#1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m RES 2*5 / free# JVEMV6 68#_247:2 / 68. theoretical-physics(tp) / topics=ロルの定理,w=,doc=r-7-A1~2.2.4#1,s=~,i=~,other=~">
            <text:p>:m RES 2*5 / free# JVEMV6 68#_247:2 / 68. theoretical-physics(tp) / topics=ロルの定理,w=,doc=r-7-A1~2.2.4#1,s=~,i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7">
            <text:p>37</text:p>
          </table:table-cell>
          <table:table-cell table:style-name="ce9" office:value-type="string">
            <text:p>2022-05-03_16-40-10_000.jpg</text:p>
          </table:table-cell>
          <table:table-cell table:style-name="ce36" office:value-type="string">
            <text:p>:m RES 3*5 / free# JVEMV6 68#_247:2 / 68. theoretical-physics(tp) / topics=ロルの定理；平均値の定理,w=~,doc=r-7-A1~2.2.4#1;r-7-A1~2.2.3#1.3,s=~,i=~,other=orig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:m RES 3*5 / free# JVEMV6 68#_247:2 / 68. theoretical-physics(tp) / topics=ロルの定理；平均値の定理,w=~,doc=r-7-A1~2.2.4#1;r-7-A1~2.2.3#1.3,s=~,i=~,other=orig+">
            <text:p>:m RES 3*5 / free# JVEMV6 68#_247:2 / 68. theoretical-physics(tp) / topics=ロルの定理；平均値の定理,w=~,doc=r-7-A1~2.2.4#1;r-7-A1~2.2.3#1.3,s=~,i=~,other=orig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9" office:value-type="string">
            <text:p>2022-05-03_16-40-32_000.jpg</text:p>
          </table:table-cell>
          <table:table-cell table:style-name="ce36" office:value-type="string">
            <text:p>:m RES 4*5 / free# JVEMV6 68#_247:2 / 68. theoretical-physics(tp) / topics=平均値の定理,w=~,doc=r-7-A1~2.2.3#1.3,s=~,i=~,other=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:m RES 4*5 / free# JVEMV6 68#_247:2 / 68. theoretical-physics(tp) / topics=平均値の定理,w=~,doc=r-7-A1~2.2.3#1.3,s=~,i=~,other=">
            <text:p>:m RES 4*5 / free# JVEMV6 68#_247:2 / 68. theoretical-physics(tp) / topics=平均値の定理,w=~,doc=r-7-A1~2.2.3#1.3,s=~,i=~,other=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9" office:value-type="string">
            <text:p>2022-05-03_16-40-54_000.jpg</text:p>
          </table:table-cell>
          <table:table-cell table:style-name="ce36" office:value-type="string">
            <text:p>:m RES 5*5 / free# JVEMV6 68#_247:2 / 68. theoretical-physics(tp) / topics=平均値の定理；テイラーの定理；テイラー展開,w=~,doc=r-7-A1~2.2.3#1.3,s=~,i=~,other=calc+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m RES 5*5 / free# JVEMV6 68#_247:2 / 68. theoretical-physics(tp) / topics=平均値の定理；テイラーの定理；テイラー展開,w=~,doc=r-7-A1~2.2.3#1.3,s=~,i=~,other=calc+">
            <text:p>:m RES 5*5 / free# JVEMV6 68#_247:2 / 68. theoretical-physics(tp) / topics=平均値の定理；テイラーの定理；テイラー展開,w=~,doc=r-7-A1~2.2.3#1.3,s=~,i=~,other=cal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9" office:value-type="string">
            <text:p>2022-05-03_17-21-37_000.jpg</text:p>
          </table:table-cell>
          <table:table-cell table:style-name="ce36" office:value-type="string">
            <text:p>:m #*# RES / JVEMV6 64#99_chuuyou / 『新釈漢文大系　２　大学・中庸』 著者=赤塚忠,校注=~ / p.263 / w=~,topic=~,publisher=明治書院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m #*# RES / JVEMV6 64#99_chuuyou / 『新釈漢文大系　２　大学・中庸』 著者=赤塚忠,校注=~ / p.263 / w=~,topic=~,publisher=明治書院,other=~">
            <text:p>:m #*# RES / JVEMV6 64#99_chuuyou / 『新釈漢文大系　２　大学・中庸』 著者=赤塚忠,校注=~ / p.263 / w=~,topic=~,publisher=明治書院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9" office:value-type="string">
            <text:p>2022-05-03_19-05-34_000.jpg</text:p>
          </table:table-cell>
          <table:table-cell table:style-name="ce36" office:value-type="string">
            <text:p>:m #*# RES / JVEMV6 64#99_chuuyou / 『新釈漢文大系　２　大学・中庸』 著者=赤塚忠,校注=~ / p.263 / w=達道；三知；三行；三近,topic=~,publisher=明治書院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m #*# RES / JVEMV6 64#99_chuuyou / 『新釈漢文大系　２　大学・中庸』 著者=赤塚忠,校注=~ / p.263 / w=達道；三知；三行；三近,topic=~,publisher=明治書院,other=~">
            <text:p>:m #*# RES / JVEMV6 64#99_chuuyou / 『新釈漢文大系　２　大学・中庸』 著者=赤塚忠,校注=~ / p.263 / w=達道；三知；三行；三近,topic=~,publisher=明治書院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2">
            <text:p>42</text:p>
          </table:table-cell>
          <table:table-cell table:style-name="ce9" office:value-type="string">
            <text:p>2022-05-03_19-05-41_000.jpg</text:p>
          </table:table-cell>
          <table:table-cell table:style-name="ce36" office:value-type="string">
            <text:p>:m :篠笛,shinobue #*# / memo:practice / practice-id=p-2 / picture=~,content=~,page=~,for=dai-kan,R=~,other=~ / N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3]=&quot;&quot;;[.C43];CONCATENATE([.C43];&quot; / &quot;;[.E43]))" office:value-type="string" office:string-value=":m :篠笛,shinobue #*# / memo:practice / practice-id=p-2 / picture=~,content=~,page=~,for=dai-kan,R=~,other=~ / N~">
            <text:p>:m :篠笛,shinobue #*# / memo:practice / practice-id=p-2 / picture=~,content=~,page=~,for=dai-kan,R=~,other=~ / N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4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9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9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9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49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49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49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49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number-columns-repeated="2" table:style-name="ce20" office:value-type="string">
            <text:p>*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80]=&quot;&quot;;[.C80];CONCATENATE([.C80];&quot; / &quot;;[.E80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<text:s/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<text:s/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3" office:value-type="string">
            <text:p>XXX</text:p>
          </table:table-cell>
          <table:table-cell table:style-name="ce46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7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4">2022/05/04</text:date>, <text:time>10:36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5-04T10:36:23.54</dc:date>
    <dc:creator>iwabuchi ken</dc:creator>
    <meta:editing-duration>P46DT20H3S</meta:editing-duration>
    <meta:editing-cycles>15051</meta:editing-cycles>
    <meta:document-statistic meta:table-count="2" meta:cell-count="545" meta:object-count="0"/>
    <meta:user-defined meta:name="qrichtext">1</meta:user-defined>
  </office:meta>
</office:document-meta>
</file>